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672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1.084cm" fo:min-width="1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text-properties style:font-name="Times New Roman" fo:font-size="42pt" fo:font-weight="bold" style:font-size-asian="42pt" style:font-weight-asian="bold" style:font-size-complex="42pt" style:font-weight-complex="bold"/>
    </style:style>
    <style:style style:name="P7" style:family="paragraph">
      <loext:graphic-properties draw:fill="none" draw:fill-color="#ffffff"/>
      <style:text-properties style:font-name="Times New Roman" fo:font-size="42pt" fo:font-weight="bold" style:font-size-asian="42pt" style:font-weight-asian="bold" style:font-size-complex="42pt" style:font-weight-complex="bold"/>
    </style:style>
    <style:style style:name="T1" style:family="text">
      <style:text-properties style:font-name="Times New Roman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1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312cm" svg:height="1.041cm" draw:transform="skewX (-0.00191986217719381) rotate (-0.282743338823081) translate (14.171cm 3.93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4.553cm" svg:height="1.041cm" draw:transform="rotate (0.281347075421486) translate (6.738cm 7.017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1cm" svg:x="-0.956cm" svg:y="9.609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3.612cm" draw:kind="cut" draw:start-angle="221.08" draw:end-angle="319.19">
          <text:p/>
        </draw:ellipse>
        <draw:custom-shape draw:style-name="gr9" draw:text-style-name="P5" draw:layer="layout" svg:width="12cm" svg:height="9cm" svg:x="1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1.5cm" svg:height="1.894cm" svg:x="13.35cm" svg:y="0.5cm">
          <draw:text-box>
            <text:p text:style-name="P6"><text:span text:style-name="T1">=</text:span></text:p>
          </draw:text-box>
        </draw:frame>
        <draw:custom-shape draw:style-name="gr11" draw:text-style-name="P1" draw:layer="layout" svg:width="3cm" svg:height="4cm" svg:x="12.5cm" svg:y="0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0T13:43:45.009185181</meta:creation-date>
    <dc:date>2022-06-13T16:21:39.128724526</dc:date>
    <meta:editing-duration>PT17M57S</meta:editing-duration>
    <meta:editing-cycles>4</meta:editing-cycles>
    <meta:generator>LibreOffice/7.3.3.2$Linux_X86_64 LibreOffice_project/30$Build-2</meta:generator>
    <meta:document-statistic meta:object-count="14"/>
  </office:meta>
</office:document-meta>
</file>